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0.5pt" fo:color="#000000"/>
    </style:style>
    <style:style style:name="P2" style:family="paragraph" style:parent-style-name="Standard">
      <style:paragraph-properties fo:text-align="center"/>
      <style:text-properties style:font-name="Times" fo:font-size="10.5pt" fo:color="#000000"/>
    </style:style>
    <style:style style:name="P3" style:family="paragraph" style:parent-style-name="Standard">
      <style:paragraph-properties fo:line-height="115%"/>
      <style:text-properties style:font-name="Times" fo:font-size="12.0pt" fo:color="#888888"/>
    </style:style>
    <style:style style:name="P4" style:family="paragraph" style:parent-style-name="Standard">
      <style:text-properties style:font-name="Times" fo:font-size="12.0pt" fo:color="#888888"/>
    </style:style>
    <style:style style:name="P5" style:family="paragraph" style:parent-style-name="Standard">
      <style:paragraph-properties fo:line-height="115%"/>
      <style:text-properties style:font-name="Times" fo:font-size="12.0pt"/>
    </style:style>
    <style:style style:name="P6" style:family="paragraph" style:parent-style-name="Standard">
      <style:paragraph-properties fo:line-height="80%"/>
      <style:text-properties style:font-name="Times" fo:font-size="12.0pt"/>
    </style:style>
    <style:style style:name="P7" style:family="paragraph" style:parent-style-name="Standard">
      <style:paragraph-properties fo:margin-bottom="0.0972in" fo:line-height="115%"/>
      <style:text-properties style:font-name="Times" fo:font-size="12.0pt"/>
    </style:style>
    <style:style style:name="P8" style:family="paragraph" style:parent-style-name="Standard">
      <style:text-properties style:font-name="Times" fo:font-size="12.0pt"/>
    </style:style>
    <style:style style:name="P9" style:family="paragraph" style:parent-style-name="Standard">
      <style:paragraph-properties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 fo:color="#000000"/>
    </style:style>
    <style:style style:name="P10" style:family="paragraph" style:parent-style-name="Standard">
      <style:paragraph-properties fo:margin-bottom="0.1965in"/>
      <style:text-properties style:font-name="Times" fo:font-size="12.0pt"/>
    </style:style>
    <style:style style:name="P11" style:family="paragraph" style:parent-style-name="Standard">
      <style:paragraph-properties fo:margin-bottom="0.1965in"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 fo:color="#000000"/>
    </style:style>
    <style:style style:name="P12" style:family="paragraph" style:parent-style-name="Standard">
      <style:paragraph-properties fo:margin-bottom="0.1965in"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/>
    </style:style>
    <style:style style:name="P13" style:family="paragraph" style:parent-style-name="Standard">
      <style:paragraph-properties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Courier New" fo:font-size="10.0pt" fo:color="#000000"/>
    </style:style>
    <style:style style:name="P14" style:family="paragraph" style:parent-style-name="Standard">
      <style:text-properties style:font-name="Times" fo:font-size="12.0pt" fo:color="#000000"/>
    </style:style>
    <style:style style:name="P15" style:family="paragraph" style:parent-style-name="Standard">
      <style:paragraph-properties fo:margin-bottom="0.1965in"/>
      <style:text-properties style:font-name="Times" fo:font-size="12.0pt" fo:color="#000000"/>
    </style:style>
    <style:style style:name="P16" style:family="paragraph" style:parent-style-name="Standard">
      <style:paragraph-properties fo:text-align="end"/>
      <style:text-properties style:font-name="Times" fo:font-size="12.0pt"/>
    </style:style>
    <style:style style:name="P17" style:family="paragraph" style:parent-style-name="Standard">
      <style:paragraph-properties fo:text-indent="1.1866in" fo:line-height="115%">
        <style:tab-stops>
          <style:tab-stop style:position="1.1201in"/>
        </style:tab-stops>
      </style:paragraph-properties>
      <style:text-properties style:font-name="Times" fo:font-size="12.0pt"/>
    </style:style>
    <style:style style:name="P18" style:family="paragraph" style:parent-style-name="Standard">
      <style:paragraph-properties fo:margin-right="0.9366in"/>
      <style:text-properties style:font-name="Times" fo:font-size="12.0pt"/>
    </style:style>
    <style:style style:name="P19" style:family="paragraph" style:parent-style-name="Standard">
      <style:text-properties style:font-name="Times" fo:font-size="8.0pt"/>
    </style:style>
    <style:style style:name="P20" style:family="paragraph" style:parent-style-name="Standard">
      <style:paragraph-properties fo:margin-bottom="0.0181in"/>
      <style:text-properties style:font-name="Times" fo:font-size="8.0pt"/>
    </style:style>
    <style:style style:name="P21" style:family="paragraph" style:parent-style-name="Standard">
      <style:paragraph-properties fo:margin-bottom="0.0181in"/>
      <style:text-properties style:font-name="Times" fo:font-size="8.0pt" fo:color="#000000"/>
    </style:style>
    <style:style style:name="P22" style:family="paragraph" style:parent-style-name="Standard">
      <style:text-properties style:font-name="Times" fo:font-size="8.0pt" fo:color="#000000"/>
    </style:style>
    <style:style style:name="P23" style:family="paragraph" style:parent-style-name="Standard">
      <style:text-properties style:font-name="Times" fo:font-size="12.0pt" fo:color="#444444"/>
    </style:style>
    <style:style style:name="P24" style:family="paragraph" style:parent-style-name="Standard">
      <style:paragraph-properties fo:margin-bottom="0.0972in" fo:line-height="115%"/>
      <style:text-properties style:font-name="Times" fo:font-size="12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fo:font-style="italic" fo:font-style-asian="italic" fo:font-style-complex="italic" fo:font-weight="bold" fo:font-weight-asian="bold" fo:font-weight-complex="bold"/>
    </style:style>
    <style:style style:name="T4" style:family="text">
      <style:text-properties fo:font-style="italic" fo:font-style-asian="italic" fo:font-style-complex="italic" fo:font-weight="bold" fo:font-weight-asian="bold" fo:font-weight-complex="bold" fo:color="#000000"/>
    </style:style>
    <style:style style:name="T5" style:family="text">
      <style:text-properties fo:font-style="italic" fo:font-style-asian="italic" fo:font-style-complex="italic" fo:color="#000000"/>
    </style:style>
    <style:style style:name="T6" style:family="text">
      <style:text-properties fo:color="#000000"/>
    </style:style>
    <style:style style:name="T7" style:family="text">
      <style:text-properties fo:font-weight="bold" fo:font-weight-asian="bold" fo:font-weight-complex="bold" fo:color="#444444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Jean-Baptiste CAZAUX</text:span></text:p>
      <text:p text:style-name="P1">jbcazaux@gmail.com</text:p>
      <text:p text:style-name="P1">github.com/jbcazaux</text:p>
      <text:p text:style-name="P1">@jbcazaux</text:p>
      <text:p text:style-name="P1">codox.fr/cv</text:p>
      <text:p text:style-name="P1">06 64 28 79 50</text:p>
      <text:p text:style-name="P2"><text:span text:style-name="T1">Développeur Fullstack Sénior</text:span></text:p>
      <text:p text:style-name="P2"><text:span text:style-name="T1">JS &amp; Java</text:span></text:p>
      <text:p text:style-name="P2"><text:span text:style-name="T1">Formateur JS</text:span></text:p>
      <text:p text:style-name="P2"><text:span text:style-name="T1">14+ années d'expériences</text:span></text:p>
      <text:p text:style-name="P2"><text:span text:style-name="T1">Freelance</text:span></text:p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1"><text:span text:style-name="T1">Passionné</text:span><text:s/>par la technique, j'interviens principalement sur des missions de conseils et de développement fullstack js ou js/Java.</text:p>
            <text:p text:style-name="P1">Lors de mes expériences je suis <text:span text:style-name="T1">force de proposition</text:span><text:s/>sur les <text:span text:style-name="T1">architectures</text:span>, <text:span text:style-name="T1">outils</text:span><text:s/>et <text:span text:style-name="T1">méthodes</text:span><text:s/>à adopter.</text:p>
            <text:p text:style-name="P1">Je travaille uniquement dans des <text:span text:style-name="T1">contextes agiles</text:span>, en axant la priorité de l'équipe sur la qualité et la conformité du produit délivré.</text:p>
            <text:p text:style-name="P1">En dehors du rôle de <text:span text:style-name="T1">tech-lead</text:span><text:s/>/ <text:span text:style-name="T1">développeur</text:span>, je suis aussi intervenu comme <text:span text:style-name="T1">Scrum Master</text:span><text:s/>sur plusieurs missions.</text:p>
            <text:p text:style-name="P1">Je suis également <text:span text:style-name="T1">formateur React</text:span><text:s/>et javascript, et je participe aux <text:span text:style-name="T1">recrutements</text:span><text:s/>lors de la phase de validation technique de candidats.</text:p>
          </table:table-cell>
        </table:table-row>
      </table:table>
      <text:p text:style-name="P1"/>
      <text:p text:style-name="P3"><text:span text:style-name="T1">Compétences</text:span></text:p>
      <text:p text:style-name="P4"><text:span text:style-name="T1"/></text:p>
      <text:p text:style-name="P5"><text:span text:style-name="T1">Langages</text:span></text:p>
      <text:p text:style-name="P5"><text:span text:style-name="T2">Java / Java EE, Typescript, Javascript, HTML5, CSS3, Ruby.</text:span></text:p>
      <text:p text:style-name="P6"><text:span text:style-name="T3"/></text:p>
      <text:p text:style-name="P5"><text:span text:style-name="T1">Frameworks &amp; Librairies</text:span></text:p>
      <text:p text:style-name="P5"><text:span text:style-name="T2">React, Angular4, RxJS, Ramda, Backbone, Cordova, Sass, Express, Koa, lodash, Leaflet.js.</text:span></text:p>
      <text:p text:style-name="P5"><text:span text:style-name="T2">Spring (ioc, springboot, mvc, aop, security, … ), jUnit, Mockito, <text:s/>Rails, Guice, JPA/Hibernate, <text:s/>Apache commons.</text:span></text:p>
      <text:p text:style-name="P6"><text:span text:style-name="T3"/></text:p>
      <text:p text:style-name="P5"><text:span text:style-name="T1">Outils</text:span></text:p>
      <text:p text:style-name="P7"><text:span text:style-name="T2">Node, Webpack 4, Babel 7, Docker, Maven, Git, Jenkins, Circleci, Nexus, IntelliJ, Sonar, Tomcat, Jboss, Solr, JMeter, Jira, Puppet.</text:span></text:p>
      <text:p text:style-name="P6"><text:span text:style-name="T3"/></text:p>
      <text:p text:style-name="P5"><text:span text:style-name="T1">Méthodes</text:span></text:p>
      <text:p text:style-name="P7"><text:span text:style-name="T2">Scrum / Kanban, XP, TDD, Intégration continue, DDD.</text:span></text:p>
      <text:p text:style-name="P6"><text:span text:style-name="T3"/></text:p>
      <text:p text:style-name="P5"><text:span text:style-name="T1">Données</text:span></text:p>
      <text:p text:style-name="P5"><text:span text:style-name="T2">MongoDB, Elasticsearch, Marklogic, Bases SQL.</text:span></text:p>
      <text:p text:style-name="P3"><text:span text:style-name="T1">Missions</text:span></text:p>
      <text:p text:style-name="P3"><text:span text:style-name="T1"/></text:p>
      <text:p text:style-name="P8"><text:span text:style-name="T1">Depuis 2016 - Formateur React – 6 sessions par an</text:span></text:p>
      <text:p text:style-name="P9">Ecriture et mises à jour du support et des TPs.</text:p>
      <text:p text:style-name="P9">Déclinaisons ES6 et TypeScript.</text:p>
      <text:p text:style-name="P9">Plusieurs implémentations de Redux.</text:p>
      <text:p text:style-name="P9">Tests, Router, HOC, Optimisations, Hooks…</text:p>
      <text:p text:style-name="P10"><text:span text:style-name="T4">ReactJs</text:span><text:span text:style-name="T2">,</text:span><text:span text:style-name="T3"><text:s/>ES6</text:span><text:span text:style-name="T2">, </text:span><text:span text:style-name="T3">Typescript 2</text:span><text:span text:style-name="T2">, Jest, Enzyme, hooks.</text:span></text:p>
      <text:p text:style-name="P8"><text:span text:style-name="T1">2018-2019 (6 mois, En cours) Semior Dev full stack React / RoR - Doctolib</text:span></text:p>
      <text:p text:style-name="P9">Développement du site Patient (grand public). React / Ruby on Rails.</text:p>
      <text:p text:style-name="P9">Code reviews.</text:p>
      <text:p text:style-name="P9">Présentations techniques (Futur of React, Webpack, …).</text:p>
      <text:p text:style-name="P11"><text:span text:style-name="T3">React, Ruby on Rails, Webpack,</text:span><text:span text:style-name="T5"><text:s/>Git.</text:span></text:p>
      <text:p text:style-name="P8"><text:span text:style-name="T1">2018 (6 mois) Techlead full stack React / Nodejs - Photobox</text:span></text:p>
      <text:p text:style-name="P9">Développement d’une application React / Redux / GraphQL.</text:p>
      <text:p text:style-name="P9">Maintenance (en backbone ) et réécriture (en react) du Studio (Outils de création des produits Photobox pour le grand public)</text:p>
      <text:p text:style-name="P9">Formation continue des équipes, Pair programming, Code reviews, Ateliers.</text:p>
      <text:p text:style-name="P9">Automatisation des builds et déploiements.</text:p>
      <text:p text:style-name="P12"><text:span text:style-name="T4">React, Backbone, Webpack,</text:span><text:span text:style-name="T2"><text:s/>Git (GitFlow), CircleCI.</text:span></text:p>
      <text:p text:style-name="P8"><text:span text:style-name="T1">2017 (12 mois) Techlead full stack Angular4 / Java 8 - Saint Gobain</text:span></text:p>
      <text:p text:style-name="P9">Micro-services avec spring boot</text:p>
      <text:p text:style-name="P9">Composants Angular4 avec ngRx</text:p>
      <text:p text:style-name="P9">Relecture du code (Merge Requests)</text:p>
      <text:p text:style-name="P9"><text:span text:style-name="T3">Angular4, ngRx, RxJs, Spring boot</text:span><text:span text:style-name="T5">, Jenkins, Git (GitFlow).</text:span></text:p>
      <text:p text:style-name="P13"/>
      <text:p text:style-name="P8"><text:span text:style-name="T1">2016 (9 mois) Développeur Front-end – Chronopost</text:span></text:p>
      <text:p text:style-name="P14">Interface de gestion des zones de livraison sur une carte.</text:p>
      <text:p text:style-name="P14">Formation des développeurs aux technos Front-end.</text:p>
      <text:p text:style-name="P15">Mise en place de l'intégration continue et git.<text:line-break/><text:span text:style-name="T3">ReactJs</text:span><text:span text:style-name="T5">,</text:span><text:span text:style-name="T4"><text:s/>Typescript 2</text:span><text:span text:style-name="T5">, Webpack, Leaflet, Git, Maven, Jenkins.</text:span></text:p>
      <text:p text:style-name="P8"><text:span text:style-name="T1">2016 (3 mois) Scrum Master Développeur – Argus de la presse</text:span></text:p>
      <text:p text:style-name="P5">Outil de classement manuel des articles de presse.</text:p>
      <text:p text:style-name="P5"><text:span text:style-name="T3">Java 8</text:span><text:span text:style-name="T2">,</text:span><text:span text:style-name="T3"><text:s/>Angular2</text:span><text:span text:style-name="T2">, Webpack, Spring-boot, Spock, Lombok, Git, Maven, Jenkins.</text:span></text:p>
      <text:p text:style-name="P16"/>
      <text:p text:style-name="P8"><text:span text:style-name="T1">2015 (10 mois) Scrum Master Développeur – Argus de la presse</text:span></text:p>
      <text:p text:style-name="P5">Développement des web-services REST – backend – pour différentes applications de l'Argus.</text:p>
      <text:p text:style-name="P5">Stockage de gros volumes de données dans une base NoSQL orientée document et graphe.</text:p>
      <text:p text:style-name="P5">Tests de charge.</text:p>
      <text:p text:style-name="P5"><text:span text:style-name="T3">Java 8</text:span><text:span text:style-name="T2">,</text:span><text:span text:style-name="T3"><text:s/></text:span><text:span text:style-name="T2">Spring mvc, Guava, assertJ, Mockito, Lombok, JMeter, Swagger, Marklogic, </text:span><text:span text:style-name="T3">SPARQL</text:span><text:span text:style-name="T2"><text:s/>/ RDF, Git, Maven, Jenkins.</text:span></text:p>
      <text:p text:style-name="P8"/>
      <text:p text:style-name="P8"><text:span text:style-name="T1">2014 (11 mois) Scrum Master Développeur – Argus de la presse</text:span></text:p>
      <text:p text:style-name="P17">Récupération automatisée des données sur les réseaux sociaux. APIs Facebook,</text:p>
      <text:p text:style-name="P17">Twitter, Youtube, LinkedIn, …</text:p>
      <text:p text:style-name="P5">Stockage de gros volumes de données dans un format homogène, export XML.</text:p>
      <text:p text:style-name="P5">Recrutement de l'équipe.</text:p>
      <text:p text:style-name="P5"><text:span text:style-name="T3">Java 8</text:span><text:span text:style-name="T2">,</text:span><text:span text:style-name="T3"><text:s/>Angular</text:span><text:span text:style-name="T2">, HTML5, CSS3, Spring mvc, Guava, assertJ, Mockito, Lombok, Flyway, jasmine, protractor, webjars, Git, Maven, Jenkins.</text:span></text:p>
      <text:p text:style-name="P8"/>
      <text:p text:style-name="P18"><text:span text:style-name="T1">2014 (3 mois - sur temps libre) Tech Lead – BeInSoft</text:span></text:p>
      <text:p text:style-name="P5">Aide au démarrage de la startup. Affichage d'informations sur des cartes. Application pour bornes tactiles.</text:p>
      <text:p text:style-name="P5">Choix de l'architecture technique (<text:span text:style-name="T1">Full stack web</text:span>).</text:p>
      <text:p text:style-name="P5">Mise en place de l’usine logicielle.</text:p>
      <text:p text:style-name="P5">Test et Développement des fonctionnalités.</text:p>
      <text:p text:style-name="P5"><text:span text:style-name="T3">Node.js</text:span><text:span text:style-name="T2">, Leaflet.js / Mapbox.js, </text:span><text:span text:style-name="T3">Backbone.js</text:span><text:span text:style-name="T2">, Casper.js, Express.js, Forever.js, MongoDB, Grunt, Jenkins.</text:span></text:p>
      <text:p text:style-name="P5"><text:span text:style-name="T3"/></text:p>
      <text:p text:style-name="P8"><text:span text:style-name="T1">2013 (18 mois) Développeur Java – Mappy</text:span></text:p>
      <text:p text:style-name="P5">Intégration de flux de données (xml, json, <text:s/>csv) dans <text:span text:style-name="T1">MongoDB </text:span>avec des batchs java orchestrés par jenkins.</text:p>
      <text:p text:style-name="P5">Indexation des données dans solr.</text:p>
      <text:p text:style-name="P5">Développement d'une API <text:span text:style-name="T1">REST</text:span><text:s/>d'accès aux données pour les terminaux web et mobiles.</text:p>
      <text:p text:style-name="P5">Configuration des environnements avec <text:span text:style-name="T1">puppet</text:span><text:s/>et capistrano.</text:p>
      <text:p text:style-name="P5"><text:span text:style-name="T1">Optimisation</text:span><text:s/>des ressources et du code pour supporter le fort traffic sur mappy.fr</text:p>
      <text:p text:style-name="P5">BI sur les logs avec <text:span text:style-name="T1">elasticsearch</text:span><text:s/>/ logstash / kibana.</text:p>
      <text:p text:style-name="P5"><text:span text:style-name="T3">MongoDB</text:span><text:span text:style-name="T2">, java7, Guice, Guava, Jersey, REST, solr, jUnit, Mockito, Git, JMeter.</text:span></text:p>
      <text:p text:style-name="P5"><text:span text:style-name="T2"/></text:p>
      <text:p text:style-name="P19"><text:span text:style-name="T1">2012 (8 mois) Développeur web mobile – Crédit Agricole SA</text:span></text:p>
      <text:p text:style-name="P19"><text:span text:style-name="T3">Javascript</text:span><text:span text:style-name="T2">, jQuery, Js Test Driver, HTML5, CSS3, Chrome Dev Tools, REST, Spring MVC3, Java7, Tomcat7, Git.</text:span></text:p>
      <text:p text:style-name="P19"><text:span text:style-name="T2"/></text:p>
      <text:p text:style-name="P20"><text:span text:style-name="T1">2012 (4 mois) Scrum Master &amp; Tech Lead – AFPA</text:span></text:p>
      <text:p text:style-name="P19"><text:span text:style-name="T2">Spring, Hibernate, jUnit, Mockito, Struts2, Git.</text:span></text:p>
      <text:p text:style-name="P19"><text:span text:style-name="T2"/></text:p>
      <text:p text:style-name="P20"><text:span text:style-name="T1">2011 (2 mois) Développeur web mobile – Crédit Agricole SA</text:span></text:p>
      <text:p text:style-name="P19"><text:span text:style-name="T2">HTML5, CSS3, Javascript, Mockito, Dojo, </text:span><text:span text:style-name="T3">Cordova</text:span><text:span text:style-name="T2"><text:s/>(Phonegap), REST.</text:span></text:p>
      <text:p text:style-name="P19"><text:span text:style-name="T2"/></text:p>
      <text:p text:style-name="P20"><text:span text:style-name="T1">2011 (4 mois) Scrum master et tech lead – l’APEC</text:span></text:p>
      <text:p text:style-name="P19"><text:span text:style-name="T2">Javascript, Titanium, REST, Java, Spring, Hudson, SVN, Maven, Jira.</text:span></text:p>
      <text:p text:style-name="P19"><text:span text:style-name="T2"/></text:p>
      <text:p text:style-name="P20"><text:span text:style-name="T1">2011 (7 mois) Scrum Master et développeur – Allianz</text:span></text:p>
      <text:p text:style-name="P19"><text:span text:style-name="T2">Java, Flex, jUnit, FlexUnit, Condordion, Selenium/FlexMonkium, Hudson, Maven.</text:span></text:p>
      <text:p text:style-name="P19"><text:span text:style-name="T2"/></text:p>
      <text:p text:style-name="P20"><text:span text:style-name="T1">2010 (1 an) Tech lead – Finance Active</text:span></text:p>
      <text:p text:style-name="P19"><text:span text:style-name="T2">Java 6, REST, Jersey, Javascript, Jquery, Qunit, HtmlUnit, Spring, Maven.</text:span></text:p>
      <text:p text:style-name="P19"><text:span text:style-name="T2"/></text:p>
      <text:p text:style-name="P20"><text:span text:style-name="T1">2009 (6 mois) Développeur – Vidal</text:span></text:p>
      <text:p text:style-name="P19"><text:span text:style-name="T2">Java6, REST, Jersey, Javascript, DHTMLX, Jquery, Qunit, Spring, Hibernate, Maven, Teamcity, Selenium, JSP.</text:span></text:p>
      <text:p text:style-name="P21"><text:span text:style-name="T6"><text:line-break/></text:span><text:span text:style-name="T1">2009 (3 mois) Développeur – AFPA</text:span></text:p>
      <text:p text:style-name="P22"><text:span text:style-name="T2">Java 6, Spring, Struts 2, Hibernate, Fitnesse, JSP, Hudson, Maven.</text:span></text:p>
      <text:p text:style-name="P22"><text:span text:style-name="T2"/></text:p>
      <text:p text:style-name="P21"><text:span text:style-name="T1">2008 (8 mois) Développeur – PIA</text:span></text:p>
      <text:p text:style-name="P22"><text:span text:style-name="T2">Java 5, Flex 3, Spring, Hibernate, Ant, Web Services SOAP.</text:span></text:p>
      <text:p text:style-name="P22"><text:span text:style-name="T2"/></text:p>
      <text:p text:style-name="P21"><text:span text:style-name="T1">2008 (1 mois) Développeur – Manpower</text:span></text:p>
      <text:p text:style-name="P22"><text:span text:style-name="T2">Java 5, jUnit, Hibernate, Maven.</text:span></text:p>
      <text:p text:style-name="P22"><text:span text:style-name="T2"/></text:p>
      <text:p text:style-name="P21"><text:span text:style-name="T1">2007 (13 mois) Développeur – ADP-GSI</text:span></text:p>
      <text:p text:style-name="P22"><text:span text:style-name="T2">Java 5, Javascript, Dojo, JsUnit.</text:span></text:p>
      <text:p text:style-name="P22"><text:span text:style-name="T2"/></text:p>
      <text:p text:style-name="P21"><text:span text:style-name="T1">2007 (16 jours) Accompagnement et formation – UEM</text:span></text:p>
      <text:p text:style-name="P22"><text:span text:style-name="T2">CruiseControl, Maven, QaLabs.</text:span></text:p>
      <text:p text:style-name="P22"><text:span text:style-name="T2"/></text:p>
      <text:p text:style-name="P21"><text:span text:style-name="T1">2006 (4 mois) Développeur – Dexia Sofaxis</text:span></text:p>
      <text:p text:style-name="P22"><text:span text:style-name="T2">Java 5, jUnit, Hibernate, Spring, Maven, Continuum, Jboss, SQLServer 2005, SVN.</text:span></text:p>
      <text:p text:style-name="P22"><text:span text:style-name="T2"/></text:p>
      <text:p text:style-name="P21"><text:span text:style-name="T1">2006 (10 mois) Développeur – Club Med</text:span></text:p>
      <text:p text:style-name="P22"><text:span text:style-name="T2">Java, jUnit, Struts, Spring, Weblogic, DB2, CVS, Genesys.</text:span></text:p>
      <text:p text:style-name="P22"><text:span text:style-name="T2"/></text:p>
      <text:p text:style-name="P21"><text:span text:style-name="T1">2006 (12 jours) Accompagnement et formation – Mairie de Paris</text:span></text:p>
      <text:p text:style-name="P22"><text:span text:style-name="T2">Java, jUnit, Struts, Tiles, Hibernate, Weblogic, JBOSS, Oracle, CVS.</text:span></text:p>
      <text:p text:style-name="P22"><text:span text:style-name="T2"/></text:p>
      <text:p text:style-name="P21"><text:span text:style-name="T1">2005 (7 mois) Développeur – AELB</text:span></text:p>
      <text:p text:style-name="P22"><text:span text:style-name="T2">Java, jUnit, Struts, Hibernate, JBOSS, Oracle, Starteam.</text:span></text:p>
      <text:p text:style-name="P22"><text:span text:style-name="T2"/></text:p>
      <text:p text:style-name="P21"><text:span text:style-name="T1">2004 (9 mois) Développeur – BNP Paribas</text:span></text:p>
      <text:p text:style-name="P22"><text:span text:style-name="T2">Java, jUnit, Struts, Hibernate, WAS, Oracle, SweetDev, TestDirector.</text:span></text:p>
      <text:p text:style-name="P22"><text:span text:style-name="T2"/></text:p>
      <text:p text:style-name="P21"><text:span text:style-name="T1">2004 (2 mois) Développeur – Ministère de l'équipement</text:span></text:p>
      <text:p text:style-name="P22"><text:span text:style-name="T2">Java, Tomcat, Spring, Millstone, SQL, Oracle.</text:span></text:p>
      <text:p text:style-name="P14"/>
      <text:p text:style-name="P4"><text:span text:style-name="T1">Publications</text:span></text:p>
      <text:p text:style-name="P3"><text:span text:style-name="T1"/></text:p>
      <text:p text:style-name="P14"><text:span text:style-name="T1">Blogs</text:span></text:p>
      <text:p text:style-name="P23">Formation ReactJS/TypeScript2</text:p>
      <text:p text:style-name="P23">Formation ReactJS/ES6</text:p>
      <text:p text:style-name="P23">BBL Webpack</text:p>
      <text:p text:style-name="P23">BBL React</text:p>
      <text:p text:style-name="P23"><text:a xlink:type="simple" xlink:href="https://github.com/jbcazaux/nodeQ#readme">Les promesses avec Q et node.js</text:a></text:p>
      <text:p text:style-name="P23"><text:a xlink:type="simple" xlink:href="http://blog.valtech.fr/2012/09/03/optimisation-dun-site-web-mobile/">Optimisation d'un site web mobile</text:a></text:p>
      <text:p text:style-name="P23"><text:a xlink:type="simple" xlink:href="https://github.com/jbcazaux/many2many#readme">JPA/Hibernate mapping many-to-many with extra column</text:a></text:p>
      <text:p text:style-name="P23"><text:a xlink:type="simple" xlink:href="http://blog.valtech.fr/2009/08/20/integration-flex-blazeds-spring-dans-maven/">Maveniser l'intégration de Flex, <text:s/>Spring et BlazeDS</text:a></text:p>
      <text:p text:style-name="P14"><text:span text:style-name="T1">Magazine</text:span></text:p>
      <text:p text:style-name="P23">React Tutorial (Programmez n°223, Décembre 2018)</text:p>
      <text:p text:style-name="P23">React (Programmez n°222, Octobre 2018)</text:p>
      <text:p text:style-name="P23">L’agilité vue par les développeurs (Programmez n°133, Septembre 2010)</text:p>
      <text:p text:style-name="P23"/>
      <text:p text:style-name="P4"><text:span text:style-name="T1">Diplômes</text:span></text:p>
      <text:p text:style-name="P4"><text:span text:style-name="T1"/></text:p>
      <text:p text:style-name="P14"><text:span text:style-name="T1">1999 - 2004</text:span><text:span text:style-name="T7"><text:s/></text:span>EPITA - Système d'Information et Génie Logiciel</text:p>
      <text:p text:style-name="P14"><text:span text:style-name="T1">1999 </text:span>Bac S</text:p>
      <text:p text:style-name="P23"/>
      <text:p text:style-name="P2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